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WWNum1">
      <style:paragraph-properties fo:margin-top="0in" fo:margin-bottom="0.1665in" style:contextual-spacing="false" style:line-height-at-least="0.25in"/>
      <style:text-properties officeooo:paragraph-rsid="000bc913"/>
    </style:style>
    <style:style style:name="P2" style:family="paragraph" style:parent-style-name="Text_20_body">
      <style:paragraph-properties fo:margin-top="0in" fo:margin-bottom="0.1665in" style:contextual-spacing="false" style:line-height-at-least="0.25in"/>
      <style:text-properties officeooo:rsid="000c0ec2" officeooo:paragraph-rsid="000bc913"/>
    </style:style>
    <style:style style:name="P3" style:family="paragraph" style:parent-style-name="Text_20_body">
      <style:paragraph-properties fo:margin-top="0in" fo:margin-bottom="0.1665in" style:contextual-spacing="false" style:line-height-at-least="0.25in"/>
      <style:text-properties officeooo:rsid="000c0ec2" officeooo:paragraph-rsid="000c0ec2"/>
    </style:style>
    <style:style style:name="T1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 loext:marker-style-name="T1">Реализуйте функцию для выполнения простейшего сжатия строк с использованием счетчика повторяющихся символов. Например, строка ааbсссссааа превращается в а2b1с5а3. Если сжатая строка не становится короче исходной, то метод возвращает исходную строку. Предполагается, что строка состоит только из букв верхнего и нижнего регистра (a-z)</text:p>
        </text:list-item>
        <text:list-item>
          <text:p text:style-name="P1" loext:marker-style-name="T1">Задано целое число. Выведите его значение в текстовом виде (например, одна тысяча двести тридцать четыре).</text:p>
        </text:list-item>
        <text:list-item>
          <text:p text:style-name="P1" loext:marker-style-name="T1">Для двух строк напишите метод, определяющий, является ли одна строка перестановкой другой</text:p>
        </text:list-item>
      </text:list>
      <text:p text:style-name="P2" loext:marker-style-name="T1"/>
      <text:p text:style-name="P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09:59:19.646326900</meta:creation-date>
    <dc:date>2025-11-03T08:08:02.225434319</dc:date>
    <meta:editing-duration>PT12M3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72" meta:character-count="534" meta:non-whitespace-character-count="468"/>
  </office:meta>
</office:document-meta>
</file>